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446d" officeooo:paragraph-rsid="0006446d"/>
    </style:style>
    <style:style style:name="P2" style:family="paragraph" style:parent-style-name="Standard">
      <style:text-properties officeooo:rsid="0006446d" officeooo:paragraph-rsid="0006446d"/>
    </style:style>
    <style:style style:name="P3" style:family="paragraph" style:parent-style-name="Standard">
      <style:text-properties officeooo:rsid="0007fa7a" officeooo:paragraph-rsid="0007fa7a"/>
    </style:style>
    <style:style style:name="P4" style:family="paragraph" style:parent-style-name="Standard" style:list-style-name="L1">
      <style:text-properties officeooo:rsid="0007fa7a" officeooo:paragraph-rsid="0007fa7a"/>
    </style:style>
    <style:style style:name="P5" style:family="paragraph" style:parent-style-name="Standard">
      <style:text-properties fo:font-size="14pt" officeooo:rsid="0006446d" officeooo:paragraph-rsid="0006446d" style:font-size-asian="14pt" style:font-size-complex="14pt"/>
    </style:style>
    <style:style style:name="P6" style:family="paragraph" style:parent-style-name="Standard">
      <style:text-properties style:text-underline-style="solid" style:text-underline-width="auto" style:text-underline-color="font-color" officeooo:rsid="0007fa7a" officeooo:paragraph-rsid="0007fa7a"/>
    </style:style>
    <style:style style:name="P7" style:family="paragraph" style:parent-style-name="Standard">
      <style:text-properties style:text-underline-style="none" officeooo:rsid="0007fa7a" officeooo:paragraph-rsid="0007fa7a"/>
    </style:style>
    <style:style style:name="P8" style:family="paragraph" style:parent-style-name="Standard">
      <style:text-properties officeooo:rsid="0009c8b9" officeooo:paragraph-rsid="0009c8b9"/>
    </style:style>
    <style:style style:name="P9" style:family="paragraph" style:parent-style-name="Standard">
      <style:text-properties officeooo:rsid="000a88e1" officeooo:paragraph-rsid="000a88e1"/>
    </style:style>
    <style:style style:name="P10" style:family="paragraph" style:parent-style-name="Standard">
      <style:text-properties officeooo:rsid="000bbc28" officeooo:paragraph-rsid="000bbc28"/>
    </style:style>
    <style:style style:name="T1" style:family="text">
      <style:text-properties officeooo:rsid="0007fa7a"/>
    </style:style>
    <style:style style:name="T2" style:family="text">
      <style:text-properties officeooo:rsid="0009c8b9"/>
    </style:style>
    <style:style style:name="T3" style:family="text">
      <style:text-properties officeooo:rsid="000bbc2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Jamming System UAV Requirements</text:p>
      <text:p text:style-name="P5"/>
      <text:p text:style-name="P1">SDR Type: Nuand BladeRF 2.0</text:p>
      <text:p text:style-name="P1"/>
      <text:p text:style-name="P1">SDR Dimensions: 12 cm <text:span text:style-name="T2">(17 cm with amplifiers) </text:span>x <text:span text:style-name="T1">8 cm x 2.5 cm</text:span></text:p>
      <text:p text:style-name="P1"/>
      <text:p text:style-name="P3">SDR Power: <text:tab/>(5 V ; 1 A)<text:tab/><text:tab/><text:tab/><text:tab/> <text:s text:c="20"/>5 .0 W </text:p>
      <text:p text:style-name="P3"/>
      <text:p text:style-name="P3">SDR External <text:s/>Amplifier Power:</text:p>
      <text:list xml:id="list690615623" text:style-name="L1">
        <text:list-item>
          <text:p text:style-name="P4">2 x PA: <text:span text:style-name="T3">(</text:span>2 x 0.<text:span text:style-name="T2">3</text:span> W<text:span text:style-name="T3">) <text:s text:c="60"/>0.6</text:span> W</text:p>
        </text:list-item>
        <text:list-item>
          <text:p text:style-name="P4">2 x LNA: <text:span text:style-name="T3">(</text:span>2 x 0.<text:span text:style-name="T2">45</text:span> W<text:span text:style-name="T3">)</text:span> <text:s text:c="55"/><text:span text:style-name="T2">0.9</text:span> W</text:p>
        </text:list-item>
      </text:list>
      <text:p text:style-name="P3"/>
      <text:p text:style-name="P3">Jammer Wingspan Requirements:<text:tab/><text:tab/><text:tab/><text:tab/> <text:s text:c="9"/><text:span text:style-name="T2">2.5 m</text:span></text:p>
      <text:p text:style-name="P3"/>
      <text:p text:style-name="P8">SDR Mass (with amplifiers and cover):<text:tab/><text:tab/><text:tab/> <text:s text:c="9"/>350 g</text:p>
      <text:p text:style-name="P8"/>
      <text:p text:style-name="P9">Odroid Processor Power:<text:tab/><text:tab/><text:tab/><text:tab/><text:tab/> <text:s text:c="10"/>20 W</text:p>
      <text:p text:style-name="P9"/>
      <text:p text:style-name="P9">Odroid Dimensions: 7 cm x 9 cm x 3 cm</text:p>
      <text:p text:style-name="P9"/>
      <text:p text:style-name="P9">Odroid Weight: <text:tab/><text:tab/><text:tab/><text:tab/><text:tab/><text:tab/> <text:s text:c="9"/>100 g</text:p>
      <text:p text:style-name="P9"/>
      <text:p text:style-name="P10">RG-58 Coaxial Cable<text:tab/><text:tab/><text:tab/><text:tab/><text:tab/><text:tab/> <text:s text:c="11"/>37 g / m</text:p>
      <text:p text:style-name="P8"/>
      <text:p text:style-name="P6"/>
      <text:p text:style-name="P7"/>
      <text:p text:style-name="P6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1:02:41.574782283</meta:creation-date>
    <dc:date>2019-02-28T12:27:43.186737619</dc:date>
    <meta:editing-duration>PT21M2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3" meta:word-count="96" meta:character-count="637" meta:non-whitespace-character-count="341"/>
  </office:meta>
</office:document-meta>
</file>